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625" calcext:value-type="float">
            <text:p>2.1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4875" calcext:value-type="float">
            <text:p>2.48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445833" calcext:value-type="float">
            <text:p>3.44583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185417" calcext:value-type="float">
            <text:p>4.18541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8125" calcext:value-type="float">
            <text:p>4.81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689583" calcext:value-type="float">
            <text:p>4.68958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5.414167" calcext:value-type="float">
            <text:p>5.41416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5.569583" calcext:value-type="float">
            <text:p>5.56958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5.100833" calcext:value-type="float">
            <text:p>5.10083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5.38125" calcext:value-type="float">
            <text:p>5.381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790833" calcext:value-type="float">
            <text:p>4.79083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922917" calcext:value-type="float">
            <text:p>4.92291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165536" calcext:value-type="float">
            <text:p>5.16553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7.904583" calcext:value-type="float">
            <text:p>7.90458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6.532917" calcext:value-type="float">
            <text:p>6.53291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6.060833" calcext:value-type="float">
            <text:p>6.06083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6.479266" calcext:value-type="float">
            <text:p>6.479266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935476" calcext:value-type="float">
            <text:p>5.93547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7.128712" calcext:value-type="float">
            <text:p>7.12871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7.345585" calcext:value-type="float">
            <text:p>7.34558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258198" calcext:value-type="float">
            <text:p>6.25819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480804" calcext:value-type="float">
            <text:p>5.48080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8.051667" calcext:value-type="float">
            <text:p>8.051667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6.340988" calcext:value-type="float">
            <text:p>6.34098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6.03842" calcext:value-type="float">
            <text:p>6.038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54129" calcext:value-type="float">
            <text:p>5.5412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6.156378" calcext:value-type="float">
            <text:p>6.156378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8.076815" calcext:value-type="float">
            <text:p>8.07681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6.306258" calcext:value-type="float">
            <text:p>6.30625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556956" calcext:value-type="float">
            <text:p>5.556956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6.852083" calcext:value-type="float">
            <text:p>6.85208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6.524295" calcext:value-type="float">
            <text:p>6.52429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30046" calcext:value-type="float">
            <text:p>5.3004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7.552872" calcext:value-type="float">
            <text:p>7.552872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6.229933" calcext:value-type="float">
            <text:p>6.22993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8.77499" calcext:value-type="float">
            <text:p>8.7749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7.361742" calcext:value-type="float">
            <text:p>7.361742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6.896421" calcext:value-type="float">
            <text:p>6.89642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6.608537" calcext:value-type="float">
            <text:p>6.60853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760629" calcext:value-type="float">
            <text:p>4.760629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5.840329" calcext:value-type="float">
            <text:p>5.840329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5.617585" calcext:value-type="float">
            <text:p>5.61758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6.044335" calcext:value-type="float">
            <text:p>6.04433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5.71066" calcext:value-type="float">
            <text:p>5.7106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6.258032" calcext:value-type="float">
            <text:p>6.258032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817927" calcext:value-type="float">
            <text:p>4.817927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548957" calcext:value-type="float">
            <text:p>4.548957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441264" calcext:value-type="float">
            <text:p>3.44126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459782" calcext:value-type="float">
            <text:p>3.459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046781" calcext:value-type="float">
            <text:p>3.04678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96917" calcext:value-type="float">
            <text:p>2.896917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44592" calcext:value-type="float">
            <text:p>3.64459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168494" calcext:value-type="float">
            <text:p>4.16849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639274" calcext:value-type="float">
            <text:p>4.639274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885503" calcext:value-type="float">
            <text:p>3.88550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73753" calcext:value-type="float">
            <text:p>3.57375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483683" calcext:value-type="float">
            <text:p>3.48368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101482" calcext:value-type="float">
            <text:p>4.10148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405089" calcext:value-type="float">
            <text:p>4.405089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420441" calcext:value-type="float">
            <text:p>4.42044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5.639095" calcext:value-type="float">
            <text:p>5.63909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6.819668" calcext:value-type="float">
            <text:p>6.819668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929547" calcext:value-type="float">
            <text:p>4.92954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439" calcext:value-type="float">
            <text:p>3.9439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448964" calcext:value-type="float">
            <text:p>3.44896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5.594662" calcext:value-type="float">
            <text:p>5.59466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720967" calcext:value-type="float">
            <text:p>3.720967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006899" calcext:value-type="float">
            <text:p>4.00689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737639" calcext:value-type="float">
            <text:p>3.73763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515856" calcext:value-type="float">
            <text:p>3.515856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58659" calcext:value-type="float">
            <text:p>3.65865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996689" calcext:value-type="float">
            <text:p>3.996689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239875" calcext:value-type="float">
            <text:p>4.2398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034666" calcext:value-type="float">
            <text:p>5.034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81524" calcext:value-type="float">
            <text:p>5.18152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29076" calcext:value-type="float">
            <text:p>4.029076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941024" calcext:value-type="float">
            <text:p>5.94102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813872" calcext:value-type="float">
            <text:p>4.813872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136667" calcext:value-type="float">
            <text:p>5.136667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815137" calcext:value-type="float">
            <text:p>6.81513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415722" calcext:value-type="float">
            <text:p>4.41572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876104" calcext:value-type="float">
            <text:p>4.876104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033213" calcext:value-type="float">
            <text:p>4.03321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115784" calcext:value-type="float">
            <text:p>4.11578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547855" calcext:value-type="float">
            <text:p>3.54785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501663" calcext:value-type="float">
            <text:p>3.50166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203479" calcext:value-type="float">
            <text:p>3.20347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406126" calcext:value-type="float">
            <text:p>3.406126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38593" calcext:value-type="float">
            <text:p>4.3859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75563" calcext:value-type="float">
            <text:p>3.57556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706536" calcext:value-type="float">
            <text:p>3.70653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17414" calcext:value-type="float">
            <text:p>3.61741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285295" calcext:value-type="float">
            <text:p>4.28529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491734" calcext:value-type="float">
            <text:p>3.49173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08383" calcext:value-type="float">
            <text:p>3.20838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463976" calcext:value-type="float">
            <text:p>2.46397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392779" calcext:value-type="float">
            <text:p>2.39277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217676" calcext:value-type="float">
            <text:p>3.21767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131593" calcext:value-type="float">
            <text:p>2.1315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41996" calcext:value-type="float">
            <text:p>2.24199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482245" calcext:value-type="float">
            <text:p>2.48224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775563" calcext:value-type="float">
            <text:p>2.77556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19983" calcext:value-type="float">
            <text:p>3.21998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44534" calcext:value-type="float">
            <text:p>3.14453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633156" calcext:value-type="float">
            <text:p>2.63315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713375" calcext:value-type="float">
            <text:p>2.7133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681875" calcext:value-type="float">
            <text:p>2.6818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291934" calcext:value-type="float">
            <text:p>2.291934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09505" calcext:value-type="float">
            <text:p>3.0950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677921" calcext:value-type="float">
            <text:p>2.67792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89599" calcext:value-type="float">
            <text:p>3.18959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918409" calcext:value-type="float">
            <text:p>3.91840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41055" calcext:value-type="float">
            <text:p>3.34105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09592" calcext:value-type="float">
            <text:p>3.09592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14104" calcext:value-type="float">
            <text:p>3.71410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25422" calcext:value-type="float">
            <text:p>3.2542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803291" calcext:value-type="float">
            <text:p>3.80329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597503" calcext:value-type="float">
            <text:p>3.597503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998481" calcext:value-type="float">
            <text:p>2.99848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17735" calcext:value-type="float">
            <text:p>3.1773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264302" calcext:value-type="float">
            <text:p>3.26430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576794" calcext:value-type="float">
            <text:p>3.57679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177463" calcext:value-type="float">
            <text:p>3.177463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09021" calcext:value-type="float">
            <text:p>3.5090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19885" calcext:value-type="float">
            <text:p>3.61988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195164" calcext:value-type="float">
            <text:p>3.19516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44719" calcext:value-type="float">
            <text:p>3.4471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266323" calcext:value-type="float">
            <text:p>3.26632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7453" calcext:value-type="float">
            <text:p>3.67453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043661" calcext:value-type="float">
            <text:p>4.043661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2.932528" calcext:value-type="float">
            <text:p>2.932528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12923" calcext:value-type="float">
            <text:p>3.12923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702224" calcext:value-type="float">
            <text:p>3.70222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806428" calcext:value-type="float">
            <text:p>3.806428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596599" calcext:value-type="float">
            <text:p>3.59659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2.985816" calcext:value-type="float">
            <text:p>2.98581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873312" calcext:value-type="float">
            <text:p>2.873312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093113" calcext:value-type="float">
            <text:p>3.09311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365263" calcext:value-type="float">
            <text:p>3.365263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0811" calcext:value-type="float">
            <text:p>3.0811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435643" calcext:value-type="float">
            <text:p>3.43564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30809" calcext:value-type="float">
            <text:p>3.13080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90563" calcext:value-type="float">
            <text:p>2.99056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346266" calcext:value-type="float">
            <text:p>3.34626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637175" calcext:value-type="float">
            <text:p>3.6371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80285" calcext:value-type="float">
            <text:p>3.38028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729515" calcext:value-type="float">
            <text:p>3.72951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16355" calcext:value-type="float">
            <text:p>3.61635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746293" calcext:value-type="float">
            <text:p>3.746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21674" calcext:value-type="float">
            <text:p>3.12167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16383" calcext:value-type="float">
            <text:p>3.01638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449142" calcext:value-type="float">
            <text:p>3.44914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556035" calcext:value-type="float">
            <text:p>3.55603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907923" calcext:value-type="float">
            <text:p>3.90792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81613" calcext:value-type="float">
            <text:p>3.58161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91153" calcext:value-type="float">
            <text:p>3.49115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389669" calcext:value-type="float">
            <text:p>3.389669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84932" calcext:value-type="float">
            <text:p>3.88493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87798" calcext:value-type="float">
            <text:p>3.87798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978707" calcext:value-type="float">
            <text:p>3.97870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5.046213" calcext:value-type="float">
            <text:p>5.046213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816199" calcext:value-type="float">
            <text:p>5.81619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361785" calcext:value-type="float">
            <text:p>4.36178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58224" calcext:value-type="float">
            <text:p>3.85822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167294" calcext:value-type="float">
            <text:p>3.16729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337248" calcext:value-type="float">
            <text:p>4.337248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49145" calcext:value-type="float">
            <text:p>3.44914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506413" calcext:value-type="float">
            <text:p>3.50641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43342" calcext:value-type="float">
            <text:p>3.64334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661786" calcext:value-type="float">
            <text:p>3.661786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301755" calcext:value-type="float">
            <text:p>3.30175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87201" calcext:value-type="float">
            <text:p>3.68720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987809" calcext:value-type="float">
            <text:p>3.98780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889725" calcext:value-type="float">
            <text:p>4.8897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038517" calcext:value-type="float">
            <text:p>5.03851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92005" calcext:value-type="float">
            <text:p>3.59200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176123" calcext:value-type="float">
            <text:p>5.17612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015309" calcext:value-type="float">
            <text:p>4.01530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599873" calcext:value-type="float">
            <text:p>4.599873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689942" calcext:value-type="float">
            <text:p>5.68994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87103" calcext:value-type="float">
            <text:p>4.187103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950593" calcext:value-type="float">
            <text:p>4.95059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83702" calcext:value-type="float">
            <text:p>3.78370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655831" calcext:value-type="float">
            <text:p>3.655831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457777" calcext:value-type="float">
            <text:p>3.45777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98853" calcext:value-type="float">
            <text:p>3.49885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822403" calcext:value-type="float">
            <text:p>2.82240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05447" calcext:value-type="float">
            <text:p>3.0544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88202" calcext:value-type="float">
            <text:p>3.988202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12462" calcext:value-type="float">
            <text:p>3.21246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25346" calcext:value-type="float">
            <text:p>3.32534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88875" calcext:value-type="float">
            <text:p>3.1888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811716" calcext:value-type="float">
            <text:p>3.81171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51226" calcext:value-type="float">
            <text:p>3.55122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28329" calcext:value-type="float">
            <text:p>3.528329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843709" calcext:value-type="float">
            <text:p>2.84370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885966" calcext:value-type="float">
            <text:p>2.885966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837059" calcext:value-type="float">
            <text:p>3.83705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483851" calcext:value-type="float">
            <text:p>2.4838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98449" calcext:value-type="float">
            <text:p>2.69844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572143" calcext:value-type="float">
            <text:p>2.57214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33504" calcext:value-type="float">
            <text:p>2.833504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122" calcext:value-type="float">
            <text:p>3.612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626834" calcext:value-type="float">
            <text:p>3.62683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919321" calcext:value-type="float">
            <text:p>2.919321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840319" calcext:value-type="float">
            <text:p>2.84031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985708" calcext:value-type="float">
            <text:p>2.98570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557406" calcext:value-type="float">
            <text:p>2.557406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76576" calcext:value-type="float">
            <text:p>3.17657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10928" calcext:value-type="float">
            <text:p>2.910928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440951" calcext:value-type="float">
            <text:p>3.44095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266406" calcext:value-type="float">
            <text:p>4.26640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08934" calcext:value-type="float">
            <text:p>3.50893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81968" calcext:value-type="float">
            <text:p>3.78196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1486" calcext:value-type="float">
            <text:p>4.0148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598424" calcext:value-type="float">
            <text:p>3.598424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397547" calcext:value-type="float">
            <text:p>4.39754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009852" calcext:value-type="float">
            <text:p>4.00985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32879" calcext:value-type="float">
            <text:p>3.32879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410103" calcext:value-type="float">
            <text:p>3.41010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49161" calcext:value-type="float">
            <text:p>3.4916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833359" calcext:value-type="float">
            <text:p>3.833359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38726" calcext:value-type="float">
            <text:p>3.538726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754039" calcext:value-type="float">
            <text:p>3.7540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47429" calcext:value-type="float">
            <text:p>3.64742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43871" calcext:value-type="float">
            <text:p>3.4387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5.232849" calcext:value-type="float">
            <text:p>15.23284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17.764543" calcext:value-type="float">
            <text:p>17.76454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2.721254" calcext:value-type="float">
            <text:p>32.7212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645458" calcext:value-type="float">
            <text:p>5.6454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7466" calcext:value-type="float">
            <text:p>3.74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074236" calcext:value-type="float">
            <text:p>3.0742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694429" calcext:value-type="float">
            <text:p>2.694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36992" calcext:value-type="float">
            <text:p>2.436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254238" calcext:value-type="float">
            <text:p>2.254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10724" calcext:value-type="float">
            <text:p>2.1107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95435" calcext:value-type="float">
            <text:p>1.9954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99979" calcext:value-type="float">
            <text:p>1.8999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15755" calcext:value-type="float">
            <text:p>1.8157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40897" calcext:value-type="float">
            <text:p>1.7408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737" calcext:value-type="float">
            <text:p>1.67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12677" calcext:value-type="float">
            <text:p>1.6126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57346" calcext:value-type="float">
            <text:p>1.5573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60433" calcext:value-type="float">
            <text:p>1.4604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8342" calcext:value-type="float">
            <text:p>1.4183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79253" calcext:value-type="float">
            <text:p>1.3792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.708829" calcext:value-type="float">
            <text:p>58.7088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.634643" calcext:value-type="float">
            <text:p>36.6346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.064167" calcext:value-type="float">
            <text:p>35.064167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13078" calcext:value-type="float">
            <text:p>3.31307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566258" calcext:value-type="float">
            <text:p>3.56625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470175" calcext:value-type="float">
            <text:p>3.4701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30801" calcext:value-type="float">
            <text:p>3.530801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355331" calcext:value-type="float">
            <text:p>3.35533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10625" calcext:value-type="float">
            <text:p>3.41062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367391" calcext:value-type="float">
            <text:p>3.36739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58842" calcext:value-type="float">
            <text:p>3.5884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658175" calcext:value-type="float">
            <text:p>3.6581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56368" calcext:value-type="float">
            <text:p>3.656368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391311" calcext:value-type="float">
            <text:p>4.39131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290841" calcext:value-type="float">
            <text:p>5.290841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91926" calcext:value-type="float">
            <text:p>3.991926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707593" calcext:value-type="float">
            <text:p>3.70759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238583" calcext:value-type="float">
            <text:p>3.238583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017216" calcext:value-type="float">
            <text:p>4.01721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99795" calcext:value-type="float">
            <text:p>3.39979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35231" calcext:value-type="float">
            <text:p>3.435231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951298" calcext:value-type="float">
            <text:p>3.951298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565959" calcext:value-type="float">
            <text:p>3.56595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099987" calcext:value-type="float">
            <text:p>3.09998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468791" calcext:value-type="float">
            <text:p>3.46879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29041" calcext:value-type="float">
            <text:p>3.82904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391693" calcext:value-type="float">
            <text:p>4.391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690474" calcext:value-type="float">
            <text:p>4.69047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625072" calcext:value-type="float">
            <text:p>3.62507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300101" calcext:value-type="float">
            <text:p>5.30010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55773" calcext:value-type="float">
            <text:p>4.55577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471764" calcext:value-type="float">
            <text:p>5.47176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7.003877" calcext:value-type="float">
            <text:p>7.00387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6.124949" calcext:value-type="float">
            <text:p>6.12494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481031" calcext:value-type="float">
            <text:p>5.48103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049497" calcext:value-type="float">
            <text:p>4.04949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622505" calcext:value-type="float">
            <text:p>3.62250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7258" calcext:value-type="float">
            <text:p>3.7725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56708" calcext:value-type="float">
            <text:p>3.75670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34271" calcext:value-type="float">
            <text:p>2.93427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266347" calcext:value-type="float">
            <text:p>3.26634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83004" calcext:value-type="float">
            <text:p>3.98300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180963" calcext:value-type="float">
            <text:p>3.18096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27751" calcext:value-type="float">
            <text:p>3.327751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024764" calcext:value-type="float">
            <text:p>3.02476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478151" calcext:value-type="float">
            <text:p>3.478151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399936" calcext:value-type="float">
            <text:p>3.39993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14748" calcext:value-type="float">
            <text:p>4.1474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53661" calcext:value-type="float">
            <text:p>3.15366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316014" calcext:value-type="float">
            <text:p>3.316014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67088" calcext:value-type="float">
            <text:p>4.6708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73077" calcext:value-type="float">
            <text:p>2.8730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21743" calcext:value-type="float">
            <text:p>2.921743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16343" calcext:value-type="float">
            <text:p>2.81634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77672" calcext:value-type="float">
            <text:p>3.17767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80203" calcext:value-type="float">
            <text:p>3.78020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823088" calcext:value-type="float">
            <text:p>3.82308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061396" calcext:value-type="float">
            <text:p>4.06139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179778" calcext:value-type="float">
            <text:p>3.17977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694" calcext:value-type="float">
            <text:p>3.369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845261" calcext:value-type="float">
            <text:p>2.845261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90994" calcext:value-type="float">
            <text:p>3.99099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193279" calcext:value-type="float">
            <text:p>3.19327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8373" calcext:value-type="float">
            <text:p>3.9837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964626" calcext:value-type="float">
            <text:p>4.96462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335873" calcext:value-type="float">
            <text:p>4.33587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468622" calcext:value-type="float">
            <text:p>4.468622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990703" calcext:value-type="float">
            <text:p>5.99070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274499" calcext:value-type="float">
            <text:p>5.27449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36085" calcext:value-type="float">
            <text:p>6.3608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831187" calcext:value-type="float">
            <text:p>5.83118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89633" calcext:value-type="float">
            <text:p>4.189633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387703" calcext:value-type="float">
            <text:p>4.38770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45361" calcext:value-type="float">
            <text:p>4.4536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8804" calcext:value-type="float">
            <text:p>4.5880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495227" calcext:value-type="float">
            <text:p>4.49522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79883" calcext:value-type="float">
            <text:p>4.079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4861" calcext:value-type="float">
            <text:p>3.9486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713479" calcext:value-type="float">
            <text:p>3.713479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019306" calcext:value-type="float">
            <text:p>5.01930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175731" calcext:value-type="float">
            <text:p>4.17573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962873" calcext:value-type="float">
            <text:p>4.962873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843148" calcext:value-type="float">
            <text:p>5.843148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049029" calcext:value-type="float">
            <text:p>4.04902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362242" calcext:value-type="float">
            <text:p>4.36224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724005" calcext:value-type="float">
            <text:p>4.72400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725911" calcext:value-type="float">
            <text:p>4.725911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50922" calcext:value-type="float">
            <text:p>4.50922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52147" calcext:value-type="float">
            <text:p>3.952147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1365" calcext:value-type="float">
            <text:p>3.7136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658008" calcext:value-type="float">
            <text:p>3.658008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14906" calcext:value-type="float">
            <text:p>4.01490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86636" calcext:value-type="float">
            <text:p>3.686636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319968" calcext:value-type="float">
            <text:p>4.31996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129767" calcext:value-type="float">
            <text:p>4.129767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92974" calcext:value-type="float">
            <text:p>3.89297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863194" calcext:value-type="float">
            <text:p>3.863194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62956" calcext:value-type="float">
            <text:p>4.62956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090862" calcext:value-type="float">
            <text:p>4.09086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553085" calcext:value-type="float">
            <text:p>4.55308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611019" calcext:value-type="float">
            <text:p>4.611019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4.646106" calcext:value-type="float">
            <text:p>4.646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877492" calcext:value-type="float">
            <text:p>3.87749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07596" calcext:value-type="float">
            <text:p>3.307596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42393" calcext:value-type="float">
            <text:p>3.64239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441298" calcext:value-type="float">
            <text:p>3.44129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2998" calcext:value-type="float">
            <text:p>3.52998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303993" calcext:value-type="float">
            <text:p>3.30399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338675" calcext:value-type="float">
            <text:p>3.33867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70156" calcext:value-type="float">
            <text:p>3.270156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06893" calcext:value-type="float">
            <text:p>3.606893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597597" calcext:value-type="float">
            <text:p>3.59759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705564" calcext:value-type="float">
            <text:p>3.705564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444371" calcext:value-type="float">
            <text:p>4.44437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247572" calcext:value-type="float">
            <text:p>5.247572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013001" calcext:value-type="float">
            <text:p>4.013001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718009" calcext:value-type="float">
            <text:p>3.718009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141797" calcext:value-type="float">
            <text:p>3.14179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0877" calcext:value-type="float">
            <text:p>3.9087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59974" calcext:value-type="float">
            <text:p>3.359974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249293" calcext:value-type="float">
            <text:p>3.24929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925804" calcext:value-type="float">
            <text:p>3.92580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514208" calcext:value-type="float">
            <text:p>3.51420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204359" calcext:value-type="float">
            <text:p>3.20435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52423" calcext:value-type="float">
            <text:p>3.52423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50627" calcext:value-type="float">
            <text:p>3.850627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270825" calcext:value-type="float">
            <text:p>4.270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81974" calcext:value-type="float">
            <text:p>4.58197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16264" calcext:value-type="float">
            <text:p>3.51626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174845" calcext:value-type="float">
            <text:p>5.17484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306481" calcext:value-type="float">
            <text:p>4.30648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968692" calcext:value-type="float">
            <text:p>4.96869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477124" calcext:value-type="float">
            <text:p>6.47712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408215" calcext:value-type="float">
            <text:p>5.40821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487449" calcext:value-type="float">
            <text:p>5.48744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801983" calcext:value-type="float">
            <text:p>4.80198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656582" calcext:value-type="float">
            <text:p>3.656582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07168" calcext:value-type="float">
            <text:p>3.70716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09253" calcext:value-type="float">
            <text:p>3.70925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14197" calcext:value-type="float">
            <text:p>2.91419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212568" calcext:value-type="float">
            <text:p>3.212568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6396" calcext:value-type="float">
            <text:p>3.8639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64247" calcext:value-type="float">
            <text:p>3.26424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453345" calcext:value-type="float">
            <text:p>3.45334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09275" calcext:value-type="float">
            <text:p>3.1092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477768" calcext:value-type="float">
            <text:p>3.47776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712407" calcext:value-type="float">
            <text:p>3.712407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05718" calcext:value-type="float">
            <text:p>4.0571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994696" calcext:value-type="float">
            <text:p>2.99469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160373" calcext:value-type="float">
            <text:p>3.16037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604098" calcext:value-type="float">
            <text:p>4.60409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786716" calcext:value-type="float">
            <text:p>2.7867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06394" calcext:value-type="float">
            <text:p>3.00639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91822" calcext:value-type="float">
            <text:p>2.89182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32189" calcext:value-type="float">
            <text:p>3.13218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85497" calcext:value-type="float">
            <text:p>3.78549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530358" calcext:value-type="float">
            <text:p>3.53035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82292" calcext:value-type="float">
            <text:p>3.18229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074813" calcext:value-type="float">
            <text:p>3.074813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17854" calcext:value-type="float">
            <text:p>3.31785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765554" calcext:value-type="float">
            <text:p>2.765554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80331" calcext:value-type="float">
            <text:p>3.8033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40232" calcext:value-type="float">
            <text:p>3.24023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036384" calcext:value-type="float">
            <text:p>4.03638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837371" calcext:value-type="float">
            <text:p>4.837371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004586" calcext:value-type="float">
            <text:p>4.00458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580925" calcext:value-type="float">
            <text:p>4.5809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551898" calcext:value-type="float">
            <text:p>5.551898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319435" calcext:value-type="float">
            <text:p>5.31943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362041" calcext:value-type="float">
            <text:p>6.36204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812854" calcext:value-type="float">
            <text:p>5.81285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8182" calcext:value-type="float">
            <text:p>4.1818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395056" calcext:value-type="float">
            <text:p>4.39505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536859" calcext:value-type="float">
            <text:p>4.53685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38514" calcext:value-type="float">
            <text:p>4.53851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946931" calcext:value-type="float">
            <text:p>3.946931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972016" calcext:value-type="float">
            <text:p>3.972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10901" calcext:value-type="float">
            <text:p>3.81090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660944" calcext:value-type="float">
            <text:p>3.66094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036889" calcext:value-type="float">
            <text:p>5.03688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297237" calcext:value-type="float">
            <text:p>4.297237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164952" calcext:value-type="float">
            <text:p>5.16495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519734" calcext:value-type="float">
            <text:p>5.51973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042779" calcext:value-type="float">
            <text:p>4.04277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342599" calcext:value-type="float">
            <text:p>4.34259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652957" calcext:value-type="float">
            <text:p>4.65295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891533" calcext:value-type="float">
            <text:p>4.89153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450779" calcext:value-type="float">
            <text:p>4.45077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45623" calcext:value-type="float">
            <text:p>3.94562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693809" calcext:value-type="float">
            <text:p>3.69380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28779" calcext:value-type="float">
            <text:p>3.92877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60839" calcext:value-type="float">
            <text:p>4.060839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579951" calcext:value-type="float">
            <text:p>3.579951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393371" calcext:value-type="float">
            <text:p>4.39337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92214" calcext:value-type="float">
            <text:p>3.892214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008277" calcext:value-type="float">
            <text:p>4.00827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954619" calcext:value-type="float">
            <text:p>3.954619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490784" calcext:value-type="float">
            <text:p>4.49078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036249" calcext:value-type="float">
            <text:p>4.036249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591181" calcext:value-type="float">
            <text:p>4.591181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566167" calcext:value-type="float">
            <text:p>4.566167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4.677404" calcext:value-type="float">
            <text:p>4.6774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882888" calcext:value-type="float">
            <text:p>3.88288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403357" calcext:value-type="float">
            <text:p>3.403357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02642" calcext:value-type="float">
            <text:p>3.60264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430259" calcext:value-type="float">
            <text:p>3.43025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29082" calcext:value-type="float">
            <text:p>3.529082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337401" calcext:value-type="float">
            <text:p>3.33740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316326" calcext:value-type="float">
            <text:p>3.31632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51358" calcext:value-type="float">
            <text:p>3.25135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587371" calcext:value-type="float">
            <text:p>3.587371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639842" calcext:value-type="float">
            <text:p>3.639842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703869" calcext:value-type="float">
            <text:p>3.70386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474391" calcext:value-type="float">
            <text:p>4.47439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288436" calcext:value-type="float">
            <text:p>5.28843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043601" calcext:value-type="float">
            <text:p>4.043601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30448" calcext:value-type="float">
            <text:p>3.830448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130127" calcext:value-type="float">
            <text:p>3.13012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084172" calcext:value-type="float">
            <text:p>4.08417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508716" calcext:value-type="float">
            <text:p>3.50871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38887" calcext:value-type="float">
            <text:p>3.3888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719982" calcext:value-type="float">
            <text:p>3.71998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48643" calcext:value-type="float">
            <text:p>3.4864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243316" calcext:value-type="float">
            <text:p>3.24331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491627" calcext:value-type="float">
            <text:p>3.49162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018202" calcext:value-type="float">
            <text:p>4.01820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382239" calcext:value-type="float">
            <text:p>4.382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608177" calcext:value-type="float">
            <text:p>4.60817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631173" calcext:value-type="float">
            <text:p>3.63117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267786" calcext:value-type="float">
            <text:p>5.26778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38273" calcext:value-type="float">
            <text:p>4.23827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801764" calcext:value-type="float">
            <text:p>4.80176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462124" calcext:value-type="float">
            <text:p>6.46212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405943" calcext:value-type="float">
            <text:p>5.405943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6.383783" calcext:value-type="float">
            <text:p>6.38378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295592" calcext:value-type="float">
            <text:p>4.29559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594717" calcext:value-type="float">
            <text:p>3.59471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5745" calcext:value-type="float">
            <text:p>3.6574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27908" calcext:value-type="float">
            <text:p>3.72790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895667" calcext:value-type="float">
            <text:p>2.89566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26046" calcext:value-type="float">
            <text:p>3.126046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64614" calcext:value-type="float">
            <text:p>3.86461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10237" calcext:value-type="float">
            <text:p>3.21023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08829" calcext:value-type="float">
            <text:p>3.308829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27712" calcext:value-type="float">
            <text:p>2.927712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618542" calcext:value-type="float">
            <text:p>3.61854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420766" calcext:value-type="float">
            <text:p>3.42076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921774" calcext:value-type="float">
            <text:p>3.92177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91547" calcext:value-type="float">
            <text:p>3.09154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25432" calcext:value-type="float">
            <text:p>3.22543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557904" calcext:value-type="float">
            <text:p>4.55790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82511" calcext:value-type="float">
            <text:p>2.8825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51606" calcext:value-type="float">
            <text:p>2.95160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771092" calcext:value-type="float">
            <text:p>2.77109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049436" calcext:value-type="float">
            <text:p>3.04943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28145" calcext:value-type="float">
            <text:p>3.72814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45476" calcext:value-type="float">
            <text:p>3.4547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07875" calcext:value-type="float">
            <text:p>3.078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686949" calcext:value-type="float">
            <text:p>3.68694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245527" calcext:value-type="float">
            <text:p>3.24552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3556" calcext:value-type="float">
            <text:p>2.93556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667581" calcext:value-type="float">
            <text:p>3.66758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24936" calcext:value-type="float">
            <text:p>3.224936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67902" calcext:value-type="float">
            <text:p>3.96790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711784" calcext:value-type="float">
            <text:p>4.711784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654397" calcext:value-type="float">
            <text:p>3.65439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657264" calcext:value-type="float">
            <text:p>3.65726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564679" calcext:value-type="float">
            <text:p>4.56467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918251" calcext:value-type="float">
            <text:p>3.91825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857294" calcext:value-type="float">
            <text:p>4.857294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469722" calcext:value-type="float">
            <text:p>4.46972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74262" calcext:value-type="float">
            <text:p>3.47426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654104" calcext:value-type="float">
            <text:p>3.65410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744277" calcext:value-type="float">
            <text:p>3.74427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949312" calcext:value-type="float">
            <text:p>3.94931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798643" calcext:value-type="float">
            <text:p>4.798643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241686" calcext:value-type="float">
            <text:p>4.241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2586" calcext:value-type="float">
            <text:p>3.82586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888387" calcext:value-type="float">
            <text:p>3.88838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055693" calcext:value-type="float">
            <text:p>4.055693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892631" calcext:value-type="float">
            <text:p>3.89263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167739" calcext:value-type="float">
            <text:p>4.16773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065247" calcext:value-type="float">
            <text:p>4.06524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388217" calcext:value-type="float">
            <text:p>3.388217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87818" calcext:value-type="float">
            <text:p>3.487818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039363" calcext:value-type="float">
            <text:p>4.039363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88009" calcext:value-type="float">
            <text:p>3.988009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080645" calcext:value-type="float">
            <text:p>4.08064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559166" calcext:value-type="float">
            <text:p>3.55916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352814" calcext:value-type="float">
            <text:p>3.352814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29566" calcext:value-type="float">
            <text:p>4.02956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406707" calcext:value-type="float">
            <text:p>3.40670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431009" calcext:value-type="float">
            <text:p>3.431009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819443" calcext:value-type="float">
            <text:p>3.81944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39107" calcext:value-type="float">
            <text:p>3.839107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22257" calcext:value-type="float">
            <text:p>3.22225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354364" calcext:value-type="float">
            <text:p>3.354364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75291" calcext:value-type="float">
            <text:p>3.77529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62077" calcext:value-type="float">
            <text:p>3.62077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778635" calcext:value-type="float">
            <text:p>3.77863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820018" calcext:value-type="float">
            <text:p>3.82001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4.079646" calcext:value-type="float">
            <text:p>4.079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00832" calcext:value-type="float">
            <text:p>3.40083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4619" calcext:value-type="float">
            <text:p>3.04619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40177" calcext:value-type="float">
            <text:p>3.640177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967294" calcext:value-type="float">
            <text:p>3.96729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732943" calcext:value-type="float">
            <text:p>3.73294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646362" calcext:value-type="float">
            <text:p>3.646362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641291" calcext:value-type="float">
            <text:p>3.64129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514728" calcext:value-type="float">
            <text:p>3.51472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913773" calcext:value-type="float">
            <text:p>3.913773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832929" calcext:value-type="float">
            <text:p>3.832929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137709" calcext:value-type="float">
            <text:p>4.13770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5.135204" calcext:value-type="float">
            <text:p>5.135204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950045" calcext:value-type="float">
            <text:p>5.95004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414525" calcext:value-type="float">
            <text:p>4.4145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67147" calcext:value-type="float">
            <text:p>4.067147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412052" calcext:value-type="float">
            <text:p>3.412052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467062" calcext:value-type="float">
            <text:p>4.46706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528244" calcext:value-type="float">
            <text:p>3.528244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55525" calcext:value-type="float">
            <text:p>3.555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226016" calcext:value-type="float">
            <text:p>4.226016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441658" calcext:value-type="float">
            <text:p>3.44165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280919" calcext:value-type="float">
            <text:p>3.28091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801653" calcext:value-type="float">
            <text:p>3.801653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0413" calcext:value-type="float">
            <text:p>4.041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773221" calcext:value-type="float">
            <text:p>4.773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98816" calcext:value-type="float">
            <text:p>4.798816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685584" calcext:value-type="float">
            <text:p>3.68558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984016" calcext:value-type="float">
            <text:p>4.98401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096328" calcext:value-type="float">
            <text:p>4.09632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37332" calcext:value-type="float">
            <text:p>4.3733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14338" calcext:value-type="float">
            <text:p>5.14338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068804" calcext:value-type="float">
            <text:p>4.068804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522387" calcext:value-type="float">
            <text:p>4.522387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568176" calcext:value-type="float">
            <text:p>3.56817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286043" calcext:value-type="float">
            <text:p>3.28604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291663" calcext:value-type="float">
            <text:p>3.29166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247821" calcext:value-type="float">
            <text:p>3.247821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790039" calcext:value-type="float">
            <text:p>2.79003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024374" calcext:value-type="float">
            <text:p>3.02437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3709" calcext:value-type="float">
            <text:p>3.93709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062655" calcext:value-type="float">
            <text:p>3.06265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37334" calcext:value-type="float">
            <text:p>3.23733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339468" calcext:value-type="float">
            <text:p>3.33946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10243" calcext:value-type="float">
            <text:p>3.31024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4.370856" calcext:value-type="float">
            <text:p>4.37085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937268" calcext:value-type="float">
            <text:p>3.93726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83033" calcext:value-type="float">
            <text:p>3.18303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12695" calcext:value-type="float">
            <text:p>3.21269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584832" calcext:value-type="float">
            <text:p>4.58483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62175" calcext:value-type="float">
            <text:p>2.862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33691" calcext:value-type="float">
            <text:p>2.83369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28742" calcext:value-type="float">
            <text:p>2.82874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12951" calcext:value-type="float">
            <text:p>3.11295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27229" calcext:value-type="float">
            <text:p>3.727229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321772" calcext:value-type="float">
            <text:p>4.32177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291842" calcext:value-type="float">
            <text:p>4.29184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06835" calcext:value-type="float">
            <text:p>3.0683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59042" calcext:value-type="float">
            <text:p>3.59042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856245" calcext:value-type="float">
            <text:p>2.85624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63178" calcext:value-type="float">
            <text:p>3.96317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60762" calcext:value-type="float">
            <text:p>3.56076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154551" calcext:value-type="float">
            <text:p>4.15455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264101" calcext:value-type="float">
            <text:p>5.264101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836922" calcext:value-type="float">
            <text:p>3.83692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806163" calcext:value-type="float">
            <text:p>3.80616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536666" calcext:value-type="float">
            <text:p>4.53666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230138" calcext:value-type="float">
            <text:p>4.23013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858692" calcext:value-type="float">
            <text:p>4.85869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661654" calcext:value-type="float">
            <text:p>5.66165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3006" calcext:value-type="float">
            <text:p>3.4300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828128" calcext:value-type="float">
            <text:p>3.82812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125239" calcext:value-type="float">
            <text:p>4.12523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997024" calcext:value-type="float">
            <text:p>3.99702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785787" calcext:value-type="float">
            <text:p>3.78578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315354" calcext:value-type="float">
            <text:p>4.3153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14278" calcext:value-type="float">
            <text:p>4.514278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629152" calcext:value-type="float">
            <text:p>3.62915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371449" calcext:value-type="float">
            <text:p>4.37144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874302" calcext:value-type="float">
            <text:p>3.874302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54898" calcext:value-type="float">
            <text:p>4.54898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082326" calcext:value-type="float">
            <text:p>4.08232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883669" calcext:value-type="float">
            <text:p>3.88366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068987" calcext:value-type="float">
            <text:p>4.06898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219719" calcext:value-type="float">
            <text:p>4.21971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24294" calcext:value-type="float">
            <text:p>4.2429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582819" calcext:value-type="float">
            <text:p>3.58281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137681" calcext:value-type="float">
            <text:p>3.137681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040404" calcext:value-type="float">
            <text:p>3.040404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43587" calcext:value-type="float">
            <text:p>3.54358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22637" calcext:value-type="float">
            <text:p>3.72263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127687" calcext:value-type="float">
            <text:p>3.12768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456759" calcext:value-type="float">
            <text:p>3.456759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443958" calcext:value-type="float">
            <text:p>3.443958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312945" calcext:value-type="float">
            <text:p>3.31294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190977" calcext:value-type="float">
            <text:p>3.19097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50787" calcext:value-type="float">
            <text:p>3.550787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18875" calcext:value-type="float">
            <text:p>3.3188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26948" calcext:value-type="float">
            <text:p>3.62694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79161" calcext:value-type="float">
            <text:p>3.67916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873703" calcext:value-type="float">
            <text:p>3.873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90775" calcext:value-type="float">
            <text:p>3.1907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98932" calcext:value-type="float">
            <text:p>2.998932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517075" calcext:value-type="float">
            <text:p>3.5170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42731" calcext:value-type="float">
            <text:p>3.64273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698425" calcext:value-type="float">
            <text:p>3.6984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08974" calcext:value-type="float">
            <text:p>3.50897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38559" calcext:value-type="float">
            <text:p>3.53855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344693" calcext:value-type="float">
            <text:p>3.34469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83014" calcext:value-type="float">
            <text:p>3.783014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713307" calcext:value-type="float">
            <text:p>3.71330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87276" calcext:value-type="float">
            <text:p>3.8727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953496" calcext:value-type="float">
            <text:p>4.95349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684912" calcext:value-type="float">
            <text:p>5.684912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483804" calcext:value-type="float">
            <text:p>4.48380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19066" calcext:value-type="float">
            <text:p>4.019066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123882" calcext:value-type="float">
            <text:p>3.123882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164389" calcext:value-type="float">
            <text:p>4.16438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00696" calcext:value-type="float">
            <text:p>3.40069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376594" calcext:value-type="float">
            <text:p>3.37659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756111" calcext:value-type="float">
            <text:p>3.75611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364635" calcext:value-type="float">
            <text:p>3.36463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157717" calcext:value-type="float">
            <text:p>3.15771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543435" calcext:value-type="float">
            <text:p>3.54343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993414" calcext:value-type="float">
            <text:p>3.99341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693534" calcext:value-type="float">
            <text:p>4.6935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602592" calcext:value-type="float">
            <text:p>4.602592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428325" calcext:value-type="float">
            <text:p>3.4283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829406" calcext:value-type="float">
            <text:p>4.82940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825832" calcext:value-type="float">
            <text:p>3.825832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191921" calcext:value-type="float">
            <text:p>4.19192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94901" calcext:value-type="float">
            <text:p>4.9490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831652" calcext:value-type="float">
            <text:p>3.83165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34847" calcext:value-type="float">
            <text:p>4.34847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481735" calcext:value-type="float">
            <text:p>3.48173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197287" calcext:value-type="float">
            <text:p>3.19728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190271" calcext:value-type="float">
            <text:p>3.19027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179821" calcext:value-type="float">
            <text:p>3.179821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558362" calcext:value-type="float">
            <text:p>2.55836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93817" calcext:value-type="float">
            <text:p>2.79381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635188" calcext:value-type="float">
            <text:p>3.63518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21327" calcext:value-type="float">
            <text:p>2.92132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869387" calcext:value-type="float">
            <text:p>2.86938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43557" calcext:value-type="float">
            <text:p>2.94355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412422" calcext:value-type="float">
            <text:p>3.41242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56088" calcext:value-type="float">
            <text:p>3.55608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83537" calcext:value-type="float">
            <text:p>3.58353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859923" calcext:value-type="float">
            <text:p>2.85992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981446" calcext:value-type="float">
            <text:p>2.981446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353427" calcext:value-type="float">
            <text:p>4.353427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638918" calcext:value-type="float">
            <text:p>2.638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73996" calcext:value-type="float">
            <text:p>2.87399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731816" calcext:value-type="float">
            <text:p>2.731816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989952" calcext:value-type="float">
            <text:p>2.98995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61412" calcext:value-type="float">
            <text:p>3.66141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340912" calcext:value-type="float">
            <text:p>3.34091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96782" calcext:value-type="float">
            <text:p>3.29678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879972" calcext:value-type="float">
            <text:p>2.879972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23875" calcext:value-type="float">
            <text:p>3.238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603078" calcext:value-type="float">
            <text:p>2.60307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413013" calcext:value-type="float">
            <text:p>3.41301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06528" calcext:value-type="float">
            <text:p>3.06528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792899" calcext:value-type="float">
            <text:p>3.79289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891158" calcext:value-type="float">
            <text:p>4.89115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670586" calcext:value-type="float">
            <text:p>3.67058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83576" calcext:value-type="float">
            <text:p>3.483576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573068" calcext:value-type="float">
            <text:p>4.573068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914694" calcext:value-type="float">
            <text:p>3.914694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347716" calcext:value-type="float">
            <text:p>4.34771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093614" calcext:value-type="float">
            <text:p>5.09361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248155" calcext:value-type="float">
            <text:p>3.24815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438189" calcext:value-type="float">
            <text:p>3.438189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A1:plot_points.A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34.67mm">
            <draw:object draw:notify-on-update-of-ranges="plot_points.B1:plot_points.B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9:52:58.494790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9T16:03:53.120926799</dc:date>
    <meta:editing-duration>PT1H7M25S</meta:editing-duration>
    <meta:editing-cycles>7</meta:editing-cycles>
    <meta:generator>LibreOffice/6.0.7.3$Linux_X86_64 LibreOffice_project/00m0$Build-3</meta:generator>
    <meta:document-statistic meta:table-count="2" meta:cell-count="1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66b3" draw:fill-color="#0066b3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  <style:graphic-properties svg:stroke-width="0.0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A1:plot_points.A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A1:plot_points.A726" chart:class="chart:line">
            <chart:data-point chart:repeated="374"/>
            <chart:data-point chart:style-name="ch7"/>
            <chart:data-point chart:repeated="3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A1:plot_points.A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B1:plot_points.B726" svg:x="0.661cm" svg:y="0.375cm" svg:width="28.115cm" svg:height="6.056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625">
                <text:p>2.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875">
                <text:p>2.4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45833">
                <text:p>3.445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85417">
                <text:p>4.185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125">
                <text:p>4.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89583">
                <text:p>4.689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14167">
                <text:p>5.414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69583">
                <text:p>5.569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00833">
                <text:p>5.100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8125">
                <text:p>5.3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90833">
                <text:p>4.790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22917">
                <text:p>4.922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65536">
                <text:p>5.165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04583">
                <text:p>7.904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32917">
                <text:p>6.532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60833">
                <text:p>6.060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79266">
                <text:p>6.479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35476">
                <text:p>5.935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28712">
                <text:p>7.128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45585">
                <text:p>7.345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8198">
                <text:p>6.258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80804">
                <text:p>5.480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051667">
                <text:p>8.05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40988">
                <text:p>6.340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3842">
                <text:p>6.03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4129">
                <text:p>5.54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56378">
                <text:p>6.156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076815">
                <text:p>8.076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06258">
                <text:p>6.306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56956">
                <text:p>5.556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52083">
                <text:p>6.852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524295">
                <text:p>6.524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30046">
                <text:p>5.30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552872">
                <text:p>7.552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29933">
                <text:p>6.2299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77499">
                <text:p>8.7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361742">
                <text:p>7.361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96421">
                <text:p>6.89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608537">
                <text:p>6.608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60629">
                <text:p>4.760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40329">
                <text:p>5.840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17585">
                <text:p>5.617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44335">
                <text:p>6.044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1066">
                <text:p>5.71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8032">
                <text:p>6.258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17927">
                <text:p>4.817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48957">
                <text:p>4.5489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264">
                <text:p>3.4412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59782">
                <text:p>3.459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46781">
                <text:p>3.046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96917">
                <text:p>2.8969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44592">
                <text:p>3.644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68494">
                <text:p>4.168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39274">
                <text:p>4.639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85503">
                <text:p>3.8855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73753">
                <text:p>3.573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83683">
                <text:p>3.483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01482">
                <text:p>4.101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05089">
                <text:p>4.405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20441">
                <text:p>4.420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39095">
                <text:p>5.6390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19668">
                <text:p>6.819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29547">
                <text:p>4.929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439">
                <text:p>3.9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48964">
                <text:p>3.448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94662">
                <text:p>5.5946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20967">
                <text:p>3.720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06899">
                <text:p>4.006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37639">
                <text:p>3.737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15856">
                <text:p>3.515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58659">
                <text:p>3.658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96689">
                <text:p>3.996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39875">
                <text:p>4.239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34666">
                <text:p>5.034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181524">
                <text:p>5.181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29076">
                <text:p>4.029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941024">
                <text:p>5.941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3872">
                <text:p>4.813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136667">
                <text:p>5.13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815137">
                <text:p>6.815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15722">
                <text:p>4.4157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876104">
                <text:p>4.876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33213">
                <text:p>4.033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15784">
                <text:p>4.1157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47855">
                <text:p>3.547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01663">
                <text:p>3.5016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03479">
                <text:p>3.203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06126">
                <text:p>3.406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8593">
                <text:p>4.38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75563">
                <text:p>3.575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06536">
                <text:p>3.706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17414">
                <text:p>3.617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85295">
                <text:p>4.285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91734">
                <text:p>3.491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208383">
                <text:p>3.208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63976">
                <text:p>2.463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92779">
                <text:p>2.3927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17676">
                <text:p>3.2176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31593">
                <text:p>2.1315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41996">
                <text:p>2.241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82245">
                <text:p>2.482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75563">
                <text:p>2.775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219983">
                <text:p>3.219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44534">
                <text:p>3.144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33156">
                <text:p>2.633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13375">
                <text:p>2.713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81875">
                <text:p>2.681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1934">
                <text:p>2.2919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9505">
                <text:p>3.095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77921">
                <text:p>2.677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89599">
                <text:p>3.1895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18409">
                <text:p>3.9184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41055">
                <text:p>3.341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9592">
                <text:p>3.09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14104">
                <text:p>3.714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25422">
                <text:p>3.254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03291">
                <text:p>3.803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97503">
                <text:p>3.5975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98481">
                <text:p>2.998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7735">
                <text:p>3.177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64302">
                <text:p>3.2643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76794">
                <text:p>3.576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77463">
                <text:p>3.1774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09021">
                <text:p>3.509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19885">
                <text:p>3.619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95164">
                <text:p>3.1951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4719">
                <text:p>3.44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66323">
                <text:p>3.2663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7453">
                <text:p>3.67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43661">
                <text:p>4.04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32528">
                <text:p>2.9325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2923">
                <text:p>3.12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02224">
                <text:p>3.702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06428">
                <text:p>3.806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96599">
                <text:p>3.596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85816">
                <text:p>2.9858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73312">
                <text:p>2.873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093113">
                <text:p>3.093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65263">
                <text:p>3.3652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811">
                <text:p>3.08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35643">
                <text:p>3.435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30809">
                <text:p>3.1308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90563">
                <text:p>2.990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46266">
                <text:p>3.346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37175">
                <text:p>3.6371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380285">
                <text:p>3.380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29515">
                <text:p>3.729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16355">
                <text:p>3.6163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46293">
                <text:p>3.746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21674">
                <text:p>3.1216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16383">
                <text:p>3.0163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449142">
                <text:p>3.449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556035">
                <text:p>3.556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07923">
                <text:p>3.907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581613">
                <text:p>3.5816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491153">
                <text:p>3.491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89669">
                <text:p>3.3896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84932">
                <text:p>3.8849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7798">
                <text:p>3.87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78707">
                <text:p>3.9787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046213">
                <text:p>5.046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816199">
                <text:p>5.816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361785">
                <text:p>4.3617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58224">
                <text:p>3.858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67294">
                <text:p>3.1672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37248">
                <text:p>4.337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9145">
                <text:p>3.4491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06413">
                <text:p>3.506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43342">
                <text:p>3.6433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61786">
                <text:p>3.6617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01755">
                <text:p>3.3017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7201">
                <text:p>3.6872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987809">
                <text:p>3.9878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889725">
                <text:p>4.8897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038517">
                <text:p>5.0385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92005">
                <text:p>3.592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176123">
                <text:p>5.176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015309">
                <text:p>4.0153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99873">
                <text:p>4.5998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689942">
                <text:p>5.689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87103">
                <text:p>4.187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950593">
                <text:p>4.9505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83702">
                <text:p>3.783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55831">
                <text:p>3.655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57777">
                <text:p>3.4577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98853">
                <text:p>3.498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22403">
                <text:p>2.8224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5447">
                <text:p>3.054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988202">
                <text:p>3.9882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12462">
                <text:p>3.2124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25346">
                <text:p>3.325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88875">
                <text:p>3.188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811716">
                <text:p>3.8117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551226">
                <text:p>3.5512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28329">
                <text:p>3.5283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843709">
                <text:p>2.8437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885966">
                <text:p>2.885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837059">
                <text:p>3.8370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83851">
                <text:p>2.4838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98449">
                <text:p>2.6984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72143">
                <text:p>2.572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33504">
                <text:p>2.8335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122">
                <text:p>3.6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26834">
                <text:p>3.626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19321">
                <text:p>2.9193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40319">
                <text:p>2.8403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85708">
                <text:p>2.985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557406">
                <text:p>2.5574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76576">
                <text:p>3.176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10928">
                <text:p>2.9109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440951">
                <text:p>3.4409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266406">
                <text:p>4.2664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08934">
                <text:p>3.508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81968">
                <text:p>3.781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01486">
                <text:p>4.014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98424">
                <text:p>3.5984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397547">
                <text:p>4.3975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009852">
                <text:p>4.009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2879">
                <text:p>3.328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410103">
                <text:p>3.4101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49161">
                <text:p>3.49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33359">
                <text:p>3.8333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38726">
                <text:p>3.5387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54039">
                <text:p>3.7540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47429">
                <text:p>3.647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3871">
                <text:p>3.438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232849">
                <text:p>15.2328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764543">
                <text:p>17.7645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.721254">
                <text:p>32.7212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45458">
                <text:p>5.6454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466">
                <text:p>3.7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74236">
                <text:p>3.074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694429">
                <text:p>2.6944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36992">
                <text:p>2.4369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54238">
                <text:p>2.2542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110724">
                <text:p>2.1107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5435">
                <text:p>1.9954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99979">
                <text:p>1.8999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15755">
                <text:p>1.8157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40897">
                <text:p>1.7408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737">
                <text:p>1.67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12677">
                <text:p>1.6126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57346">
                <text:p>1.5573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60433">
                <text:p>1.460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418342">
                <text:p>1.4183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79253">
                <text:p>1.379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.708829">
                <text:p>58.7088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.634643">
                <text:p>36.6346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064167">
                <text:p>35.0641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313078">
                <text:p>3.3130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566258">
                <text:p>3.5662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70175">
                <text:p>3.4701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30801">
                <text:p>3.5308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355331">
                <text:p>3.3553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410625">
                <text:p>3.410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367391">
                <text:p>3.3673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8842">
                <text:p>3.588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58175">
                <text:p>3.6581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656368">
                <text:p>3.6563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91311">
                <text:p>4.3913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290841">
                <text:p>5.2908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91926">
                <text:p>3.9919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707593">
                <text:p>3.707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238583">
                <text:p>3.2385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017216">
                <text:p>4.017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399795">
                <text:p>3.3997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35231">
                <text:p>3.4352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951298">
                <text:p>3.9512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565959">
                <text:p>3.5659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99987">
                <text:p>3.0999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68791">
                <text:p>3.4687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829041">
                <text:p>3.8290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91693">
                <text:p>4.3916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90474">
                <text:p>4.6904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625072">
                <text:p>3.6250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300101">
                <text:p>5.300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555773">
                <text:p>4.5557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471764">
                <text:p>5.4717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003877">
                <text:p>7.0038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24949">
                <text:p>6.1249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481031">
                <text:p>5.4810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049497">
                <text:p>4.0494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22505">
                <text:p>3.6225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77258">
                <text:p>3.772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756708">
                <text:p>3.756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4271">
                <text:p>2.9342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266347">
                <text:p>3.2663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83004">
                <text:p>3.9830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180963">
                <text:p>3.180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327751">
                <text:p>3.3277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24764">
                <text:p>3.0247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478151">
                <text:p>3.4781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99936">
                <text:p>3.3999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14748">
                <text:p>4.147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53661">
                <text:p>3.1536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316014">
                <text:p>3.3160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67088">
                <text:p>4.670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873077">
                <text:p>2.8730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921743">
                <text:p>2.9217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16343">
                <text:p>2.8163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77672">
                <text:p>3.1776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780203">
                <text:p>3.7802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23088">
                <text:p>3.8230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61396">
                <text:p>4.0613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79778">
                <text:p>3.1797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3694">
                <text:p>3.36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845261">
                <text:p>2.8452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90994">
                <text:p>3.9909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93279">
                <text:p>3.1932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8373">
                <text:p>3.983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64626">
                <text:p>4.9646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335873">
                <text:p>4.3358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68622">
                <text:p>4.4686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990703">
                <text:p>5.9907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274499">
                <text:p>5.2744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36085">
                <text:p>6.360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831187">
                <text:p>5.8311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189633">
                <text:p>4.1896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387703">
                <text:p>4.3877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5361">
                <text:p>4.453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58804">
                <text:p>4.588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95227">
                <text:p>4.4952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079883">
                <text:p>4.0798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4861">
                <text:p>3.948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713479">
                <text:p>3.7134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019306">
                <text:p>5.0193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75731">
                <text:p>4.1757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962873">
                <text:p>4.9628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843148">
                <text:p>5.843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049029">
                <text:p>4.0490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362242">
                <text:p>4.3622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724005">
                <text:p>4.7240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725911">
                <text:p>4.7259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50922">
                <text:p>4.509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952147">
                <text:p>3.952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71365">
                <text:p>3.713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658008">
                <text:p>3.6580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014906">
                <text:p>4.0149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686636">
                <text:p>3.6866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319968">
                <text:p>4.3199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29767">
                <text:p>4.1297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892974">
                <text:p>3.8929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863194">
                <text:p>3.8631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62956">
                <text:p>4.629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090862">
                <text:p>4.0908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553085">
                <text:p>4.5530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611019">
                <text:p>4.6110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646106">
                <text:p>4.6461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877492">
                <text:p>3.8774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307596">
                <text:p>3.307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42393">
                <text:p>3.6423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41298">
                <text:p>3.4412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2998">
                <text:p>3.529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303993">
                <text:p>3.3039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338675">
                <text:p>3.3386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70156">
                <text:p>3.2701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06893">
                <text:p>3.6068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97597">
                <text:p>3.5975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05564">
                <text:p>3.7055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44371">
                <text:p>4.4443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47572">
                <text:p>5.2475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013001">
                <text:p>4.013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18009">
                <text:p>3.7180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141797">
                <text:p>3.1417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90877">
                <text:p>3.908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359974">
                <text:p>3.3599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49293">
                <text:p>3.2492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925804">
                <text:p>3.9258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514208">
                <text:p>3.514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204359">
                <text:p>3.2043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2423">
                <text:p>3.524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50627">
                <text:p>3.8506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270825">
                <text:p>4.2708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581974">
                <text:p>4.5819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516264">
                <text:p>3.5162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174845">
                <text:p>5.1748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306481">
                <text:p>4.3064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968692">
                <text:p>4.9686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477124">
                <text:p>6.4771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408215">
                <text:p>5.4082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487449">
                <text:p>5.4874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801983">
                <text:p>4.8019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656582">
                <text:p>3.6565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707168">
                <text:p>3.707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709253">
                <text:p>3.7092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14197">
                <text:p>2.9141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212568">
                <text:p>3.2125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86396">
                <text:p>3.863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64247">
                <text:p>3.2642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453345">
                <text:p>3.4533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09275">
                <text:p>3.1092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477768">
                <text:p>3.477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712407">
                <text:p>3.7124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5718">
                <text:p>4.057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94696">
                <text:p>2.9946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160373">
                <text:p>3.1603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604098">
                <text:p>4.6040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786716">
                <text:p>2.7867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006394">
                <text:p>3.0063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91822">
                <text:p>2.8918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32189">
                <text:p>3.1321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785497">
                <text:p>3.7854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530358">
                <text:p>3.5303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182292">
                <text:p>3.1822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074813">
                <text:p>3.0748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17854">
                <text:p>3.3178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765554">
                <text:p>2.7655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80331">
                <text:p>3.803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240232">
                <text:p>3.2402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036384">
                <text:p>4.0363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837371">
                <text:p>4.8373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004586">
                <text:p>4.0045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580925">
                <text:p>4.5809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51898">
                <text:p>5.5518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319435">
                <text:p>5.3194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362041">
                <text:p>6.362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812854">
                <text:p>5.8128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18182">
                <text:p>4.181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95056">
                <text:p>4.3950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536859">
                <text:p>4.5368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538514">
                <text:p>4.5385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946931">
                <text:p>3.9469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972016">
                <text:p>3.9720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810901">
                <text:p>3.8109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660944">
                <text:p>3.6609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036889">
                <text:p>5.0368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297237">
                <text:p>4.2972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164952">
                <text:p>5.1649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519734">
                <text:p>5.5197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42779">
                <text:p>4.0427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42599">
                <text:p>4.3425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652957">
                <text:p>4.652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891533">
                <text:p>4.8915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50779">
                <text:p>4.4507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945623">
                <text:p>3.9456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693809">
                <text:p>3.6938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928779">
                <text:p>3.9287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060839">
                <text:p>4.0608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579951">
                <text:p>3.5799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393371">
                <text:p>4.3933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892214">
                <text:p>3.8922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008277">
                <text:p>4.0082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954619">
                <text:p>3.9546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90784">
                <text:p>4.4907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036249">
                <text:p>4.0362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91181">
                <text:p>4.5911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66167">
                <text:p>4.5661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77404">
                <text:p>4.6774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882888">
                <text:p>3.8828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03357">
                <text:p>3.4033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602642">
                <text:p>3.6026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430259">
                <text:p>3.4302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529082">
                <text:p>3.5290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337401">
                <text:p>3.3374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316326">
                <text:p>3.3163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251358">
                <text:p>3.2513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587371">
                <text:p>3.5873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639842">
                <text:p>3.6398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703869">
                <text:p>3.7038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474391">
                <text:p>4.4743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288436">
                <text:p>5.2884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043601">
                <text:p>4.0436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830448">
                <text:p>3.8304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130127">
                <text:p>3.1301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084172">
                <text:p>4.0841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508716">
                <text:p>3.5087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38887">
                <text:p>3.388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719982">
                <text:p>3.7199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8643">
                <text:p>3.486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243316">
                <text:p>3.2433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91627">
                <text:p>3.4916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018202">
                <text:p>4.0182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382239">
                <text:p>4.3822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608177">
                <text:p>4.6081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31173">
                <text:p>3.6311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267786">
                <text:p>5.2677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238273">
                <text:p>4.2382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01764">
                <text:p>4.8017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462124">
                <text:p>6.4621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405943">
                <text:p>5.4059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383783">
                <text:p>6.3837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295592">
                <text:p>4.295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594717">
                <text:p>3.5947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65745">
                <text:p>3.65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727908">
                <text:p>3.7279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895667">
                <text:p>2.8956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26046">
                <text:p>3.1260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864614">
                <text:p>3.8646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210237">
                <text:p>3.2102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308829">
                <text:p>3.3088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27712">
                <text:p>2.9277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618542">
                <text:p>3.6185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20766">
                <text:p>3.4207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921774">
                <text:p>3.921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91547">
                <text:p>3.0915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25432">
                <text:p>3.2254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557904">
                <text:p>4.5579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882511">
                <text:p>2.8825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951606">
                <text:p>2.9516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771092">
                <text:p>2.7710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049436">
                <text:p>3.0494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728145">
                <text:p>3.7281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45476">
                <text:p>3.454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07875">
                <text:p>3.07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686949">
                <text:p>3.6869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245527">
                <text:p>3.2455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93556">
                <text:p>2.935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667581">
                <text:p>3.6675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224936">
                <text:p>3.2249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967902">
                <text:p>3.9679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711784">
                <text:p>4.7117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654397">
                <text:p>3.6543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657264">
                <text:p>3.6572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564679">
                <text:p>4.5646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918251">
                <text:p>3.9182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857294">
                <text:p>4.8572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469722">
                <text:p>4.4697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474262">
                <text:p>3.4742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654104">
                <text:p>3.6541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744277">
                <text:p>3.7442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949312">
                <text:p>3.9493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798643">
                <text:p>4.7986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241686">
                <text:p>4.2416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2586">
                <text:p>3.825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888387">
                <text:p>3.8883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055693">
                <text:p>4.0556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892631">
                <text:p>3.8926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167739">
                <text:p>4.1677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65247">
                <text:p>4.0652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388217">
                <text:p>3.3882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487818">
                <text:p>3.4878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039363">
                <text:p>4.0393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988009">
                <text:p>3.9880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080645">
                <text:p>4.0806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559166">
                <text:p>3.5591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352814">
                <text:p>3.3528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029566">
                <text:p>4.0295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406707">
                <text:p>3.4067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431009">
                <text:p>3.4310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819443">
                <text:p>3.8194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839107">
                <text:p>3.8391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222257">
                <text:p>3.2222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354364">
                <text:p>3.3543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775291">
                <text:p>3.7752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62077">
                <text:p>3.620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778635">
                <text:p>3.7786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820018">
                <text:p>3.820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079646">
                <text:p>4.0796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400832">
                <text:p>3.4008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04619">
                <text:p>3.046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40177">
                <text:p>3.6401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967294">
                <text:p>3.9672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732943">
                <text:p>3.7329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646362">
                <text:p>3.6463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41291">
                <text:p>3.6412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14728">
                <text:p>3.5147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13773">
                <text:p>3.9137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832929">
                <text:p>3.8329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137709">
                <text:p>4.1377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135204">
                <text:p>5.1352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950045">
                <text:p>5.9500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414525">
                <text:p>4.414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067147">
                <text:p>4.0671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412052">
                <text:p>3.4120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467062">
                <text:p>4.4670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528244">
                <text:p>3.5282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55525">
                <text:p>3.555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226016">
                <text:p>4.2260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441658">
                <text:p>3.4416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280919">
                <text:p>3.2809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801653">
                <text:p>3.8016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0413">
                <text:p>4.0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773221">
                <text:p>4.7732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798816">
                <text:p>4.7988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685584">
                <text:p>3.6855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984016">
                <text:p>4.984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096328">
                <text:p>4.0963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37332">
                <text:p>4.373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14338">
                <text:p>5.143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068804">
                <text:p>4.0688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522387">
                <text:p>4.5223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568176">
                <text:p>3.5681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286043">
                <text:p>3.2860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291663">
                <text:p>3.2916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247821">
                <text:p>3.2478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790039">
                <text:p>2.7900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024374">
                <text:p>3.0243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93709">
                <text:p>3.937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062655">
                <text:p>3.0626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237334">
                <text:p>3.2373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339468">
                <text:p>3.3394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310243">
                <text:p>3.3102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370856">
                <text:p>4.3708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937268">
                <text:p>3.9372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183033">
                <text:p>3.1830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212695">
                <text:p>3.2126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584832">
                <text:p>4.5848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62175">
                <text:p>2.8621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833691">
                <text:p>2.8336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828742">
                <text:p>2.8287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12951">
                <text:p>3.1129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27229">
                <text:p>3.7272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321772">
                <text:p>4.3217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291842">
                <text:p>4.2918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6835">
                <text:p>3.068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59042">
                <text:p>3.590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856245">
                <text:p>2.8562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963178">
                <text:p>3.9631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560762">
                <text:p>3.5607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154551">
                <text:p>4.1545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264101">
                <text:p>5.2641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836922">
                <text:p>3.8369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806163">
                <text:p>3.8061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536666">
                <text:p>4.5366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230138">
                <text:p>4.2301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858692">
                <text:p>4.8586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661654">
                <text:p>5.66165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43006">
                <text:p>3.430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828128">
                <text:p>3.8281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125239">
                <text:p>4.1252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997024">
                <text:p>3.9970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785787">
                <text:p>3.7857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315354">
                <text:p>4.3153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514278">
                <text:p>4.5142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629152">
                <text:p>3.6291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371449">
                <text:p>4.3714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874302">
                <text:p>3.8743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54898">
                <text:p>4.548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082326">
                <text:p>4.0823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883669">
                <text:p>3.8836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068987">
                <text:p>4.0689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219719">
                <text:p>4.2197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24294">
                <text:p>4.242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582819">
                <text:p>3.5828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137681">
                <text:p>3.1376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040404">
                <text:p>3.0404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543587">
                <text:p>3.5435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22637">
                <text:p>3.7226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27687">
                <text:p>3.1276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456759">
                <text:p>3.4567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443958">
                <text:p>3.4439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312945">
                <text:p>3.3129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90977">
                <text:p>3.1909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550787">
                <text:p>3.5507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318875">
                <text:p>3.318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626948">
                <text:p>3.6269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679161">
                <text:p>3.6791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873703">
                <text:p>3.8737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90775">
                <text:p>3.1907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998932">
                <text:p>2.9989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517075">
                <text:p>3.5170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642731">
                <text:p>3.6427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698425">
                <text:p>3.6984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508974">
                <text:p>3.5089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538559">
                <text:p>3.5385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344693">
                <text:p>3.3446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783014">
                <text:p>3.7830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713307">
                <text:p>3.7133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7276">
                <text:p>3.872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953496">
                <text:p>4.9534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.684912">
                <text:p>5.6849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483804">
                <text:p>4.4838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019066">
                <text:p>4.0190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23882">
                <text:p>3.1238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64389">
                <text:p>4.1643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400696">
                <text:p>3.4006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376594">
                <text:p>3.3765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756111">
                <text:p>3.7561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364635">
                <text:p>3.3646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57717">
                <text:p>3.1577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543435">
                <text:p>3.5434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993414">
                <text:p>3.9934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693534">
                <text:p>4.6935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602592">
                <text:p>4.6025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428325">
                <text:p>3.4283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829406">
                <text:p>4.8294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825832">
                <text:p>3.8258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191921">
                <text:p>4.1919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94901">
                <text:p>4.949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831652">
                <text:p>3.8316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34847">
                <text:p>4.348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481735">
                <text:p>3.4817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197287">
                <text:p>3.1972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190271">
                <text:p>3.1902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179821">
                <text:p>3.1798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558362">
                <text:p>2.5583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793817">
                <text:p>2.7938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635188">
                <text:p>3.6351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921327">
                <text:p>2.9213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869387">
                <text:p>2.8693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943557">
                <text:p>2.9435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412422">
                <text:p>3.4124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556088">
                <text:p>3.5560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83537">
                <text:p>3.5835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59923">
                <text:p>2.8599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981446">
                <text:p>2.9814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353427">
                <text:p>4.3534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638918">
                <text:p>2.6389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73996">
                <text:p>2.8739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731816">
                <text:p>2.7318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989952">
                <text:p>2.9899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661412">
                <text:p>3.6614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340912">
                <text:p>3.3409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296782">
                <text:p>3.2967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79972">
                <text:p>2.8799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23875">
                <text:p>3.238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603078">
                <text:p>2.6030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413013">
                <text:p>3.4130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06528">
                <text:p>3.065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792899">
                <text:p>3.7928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891158">
                <text:p>4.8911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670586">
                <text:p>3.6705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483576">
                <text:p>3.4835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573068">
                <text:p>4.5730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14694">
                <text:p>3.9146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347716">
                <text:p>4.3477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093614">
                <text:p>5.0936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248155">
                <text:p>3.2481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438189">
                <text:p>3.438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